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4pt" style:font-size-asian="14pt" style:font-size-complex="14pt"/>
    </style:style>
    <style:style style:name="P2" style:family="paragraph" style:parent-style-name="Standard">
      <style:paragraph-properties fo:margin-top="0in" fo:margin-bottom="0in" loext:contextual-spacing="false" fo:text-align="center" style:justify-single-word="false"/>
      <style:text-properties style:font-name="Times New Roman" fo:font-size="14pt" fo:font-weight="bold" officeooo:paragraph-rsid="0002e93d" style:font-size-asian="14pt" style:font-weight-asian="bold" style:font-name-complex="Times New Roman" style:font-size-complex="14pt"/>
    </style:style>
    <style:style style:name="P3" style:family="paragraph" style:parent-style-name="Standard">
      <style:paragraph-properties fo:margin-top="0in" fo:margin-bottom="0in" loext:contextual-spacing="false" fo:text-align="end" style:justify-single-word="false"/>
      <style:text-properties style:font-name="Times New Roman" fo:font-size="14pt" fo:font-weight="bold" officeooo:paragraph-rsid="0002e93d" style:font-size-asian="14pt" style:font-weight-asian="bold" style:font-name-complex="Times New Roman" style:font-size-complex="14pt"/>
    </style:style>
    <style:style style:name="P4" style:family="paragraph" style:parent-style-name="Standard">
      <style:paragraph-properties fo:margin-top="0in" fo:margin-bottom="0in" loext:contextual-spacing="false"/>
      <style:text-properties style:font-name="Times New Roman" fo:font-size="14pt" fo:font-weight="bold" officeooo:paragraph-rsid="0002e93d" style:font-size-asian="14pt" style:font-weight-asian="bold" style:font-name-complex="Times New Roman" style:font-size-complex="14pt"/>
    </style:style>
    <style:style style:name="P5" style:family="paragraph" style:parent-style-name="Standard">
      <style:paragraph-properties fo:margin-top="0in" fo:margin-bottom="0in" loext:contextual-spacing="false" fo:text-align="start" style:justify-single-word="false"/>
      <style:text-properties style:font-name="Times New Roman" fo:font-size="14pt" fo:font-weight="bold" officeooo:paragraph-rsid="0002e93d" style:font-size-asian="14pt" style:font-weight-asian="bold" style:font-name-complex="Times New Roman" style:font-size-complex="14pt" style:font-weight-complex="bold"/>
    </style:style>
    <style:style style:name="P6" style:family="paragraph" style:parent-style-name="Standard">
      <style:paragraph-properties fo:margin-top="0in" fo:margin-bottom="0in" loext:contextual-spacing="false" fo:text-align="center" style:justify-single-word="false"/>
      <style:text-properties style:font-name="Times New Roman" fo:font-size="14pt" fo:font-weight="normal" officeooo:paragraph-rsid="0002e93d" style:font-size-asian="14pt" style:font-weight-asian="normal" style:font-name-complex="Times New Roman" style:font-size-complex="14pt" style:font-weight-complex="normal"/>
    </style:style>
    <style:style style:name="P7" style:family="paragraph" style:parent-style-name="Standard">
      <style:paragraph-properties fo:margin-top="0in" fo:margin-bottom="0in" loext:contextual-spacing="false" fo:text-align="start" style:justify-single-word="false"/>
      <style:text-properties style:font-name="Times New Roman" fo:font-size="14pt" fo:font-weight="normal" officeooo:paragraph-rsid="0002e93d" style:font-size-asian="14pt" style:font-weight-asian="normal" style:font-name-complex="Times New Roman" style:font-size-complex="14pt" style:font-weight-complex="normal"/>
    </style:style>
    <style:style style:name="P8" style:family="paragraph" style:parent-style-name="Standard">
      <style:paragraph-properties fo:margin-top="0in" fo:margin-bottom="0in" loext:contextual-spacing="false" fo:text-align="start" style:justify-single-word="false"/>
      <style:text-properties style:font-name="Times New Roman" fo:font-size="14pt" fo:font-weight="normal" officeooo:paragraph-rsid="0003f904" style:font-size-asian="14pt" style:font-weight-asian="normal" style:font-name-complex="Times New Roman" style:font-size-complex="14pt" style:font-weight-complex="normal"/>
    </style:style>
    <style:style style:name="P9" style:family="paragraph" style:parent-style-name="Standard">
      <style:paragraph-properties fo:margin-top="0in" fo:margin-bottom="0in" loext:contextual-spacing="false" fo:text-align="start" style:justify-single-word="false"/>
      <style:text-properties style:font-name="Times New Roman" fo:font-size="14pt" fo:font-weight="normal" officeooo:rsid="0003f904" officeooo:paragraph-rsid="0003f904" style:font-size-asian="12.25pt" style:font-weight-asian="normal" style:font-name-complex="Times New Roman" style:font-size-complex="14pt" style:font-weight-complex="normal"/>
    </style:style>
    <style:style style:name="P10" style:family="paragraph" style:parent-style-name="Standard">
      <style:paragraph-properties fo:margin-top="0in" fo:margin-bottom="0in" loext:contextual-spacing="false" fo:text-align="center" style:justify-single-word="false"/>
      <style:text-properties style:font-name="Times New Roman" fo:font-size="18pt" fo:font-weight="bold" officeooo:rsid="0002e93d" officeooo:paragraph-rsid="0002e93d" style:font-size-asian="15.75pt" style:font-weight-asian="bold" style:font-name-complex="Times New Roman" style:font-size-complex="18pt" style:font-weight-complex="bold"/>
    </style:style>
    <style:style style:name="P11" style:family="paragraph" style:parent-style-name="Standard">
      <style:paragraph-properties fo:margin-top="0in" fo:margin-bottom="0in" loext:contextual-spacing="false" fo:text-align="center" style:justify-single-word="false"/>
      <style:text-properties style:font-name="Times New Roman" fo:font-size="18pt" fo:font-weight="bold" officeooo:rsid="0003f904" officeooo:paragraph-rsid="0003f904" style:font-size-asian="15.75pt" style:font-weight-asian="bold" style:font-name-complex="Times New Roman" style:font-size-complex="18pt" style:font-weight-complex="bold"/>
    </style:style>
    <style:style style:name="P12" style:family="paragraph" style:parent-style-name="Standard">
      <style:paragraph-properties fo:margin-top="0in" fo:margin-bottom="0in" loext:contextual-spacing="false" fo:text-align="start" style:justify-single-word="false"/>
      <style:text-properties officeooo:paragraph-rsid="0003f904"/>
    </style:style>
    <style:style style:name="P13" style:family="paragraph" style:parent-style-name="Standard">
      <style:paragraph-properties fo:margin-top="0in" fo:margin-bottom="0in" loext:contextual-spacing="false" fo:text-align="center" style:justify-single-word="false"/>
      <style:text-properties style:font-name="Times new roman" fo:font-size="14pt" officeooo:paragraph-rsid="0002e93d" style:font-size-asian="14pt" style:font-size-complex="14pt"/>
    </style:style>
    <style:style style:name="P14" style:family="paragraph" style:parent-style-name="Standard" style:master-page-name="Standard">
      <style:paragraph-properties fo:margin-top="0in" fo:margin-bottom="0in" loext:contextual-spacing="false" style:page-number="auto" fo:padding-left="0in" fo:padding-right="0in" fo:padding-top="0in" fo:padding-bottom="0.0138in" fo:border-left="none" fo:border-right="none" fo:border-top="none" fo:border-bottom="1.5pt solid #000000"/>
      <style:text-properties style:font-name="Times New Roman" fo:font-size="14pt" fo:font-weight="bold" officeooo:paragraph-rsid="0002e93d" style:font-size-asian="14pt" style:font-weight-asian="bold" style:font-name-complex="Times New Roman" style:font-size-complex="14pt"/>
    </style:style>
    <style:style style:name="P15" style:family="paragraph" style:parent-style-name="Standard" style:list-style-name="">
      <style:paragraph-properties fo:margin-left="0in" fo:margin-right="0in" fo:margin-top="0in" fo:margin-bottom="0in" loext:contextual-spacing="false" fo:text-indent="0in" style:auto-text-indent="false" fo:padding-left="0in" fo:padding-right="0in" fo:padding-top="0in" fo:padding-bottom="0.0138in" fo:border-left="none" fo:border-right="none" fo:border-top="none" fo:border-bottom="1.5pt solid #000000"/>
      <style:text-properties officeooo:paragraph-rsid="0002e93d"/>
    </style:style>
    <style:style style:name="P16" style:family="paragraph" style:parent-style-name="Standard" style:list-style-name="">
      <style:paragraph-properties fo:margin-left="0in" fo:margin-right="0in" fo:margin-top="0in" fo:margin-bottom="0in" loext:contextual-spacing="false" fo:text-align="center" style:justify-single-word="false" fo:text-indent="0in" style:auto-text-indent="false" fo:padding-left="0in" fo:padding-right="0in" fo:padding-top="0in" fo:padding-bottom="0.0138in" fo:border-left="none" fo:border-right="none" fo:border-top="none" fo:border-bottom="1.5pt solid #000000"/>
      <style:text-properties style:font-name="Times New Roman" fo:font-size="14pt" fo:font-weight="bold" officeooo:paragraph-rsid="0002e93d" style:font-size-asian="14pt" style:font-weight-asian="bold" style:font-name-complex="Times New Roman" style:font-size-complex="14pt"/>
    </style:style>
    <style:style style:name="P17" style:family="paragraph" style:parent-style-name="Standard" style:list-style-name="">
      <style:paragraph-properties fo:margin-left="0in" fo:margin-right="0in" fo:margin-top="0in" fo:margin-bottom="0in" loext:contextual-spacing="false" fo:text-align="center" style:justify-single-word="false" fo:text-indent="0in" style:auto-text-indent="false"/>
      <style:text-properties style:font-name="Times New Roman" fo:font-size="12pt" fo:font-weight="bold" officeooo:paragraph-rsid="0002e93d" style:font-size-asian="12pt" style:font-weight-asian="bold" style:font-name-complex="Times New Roman" style:font-size-complex="12pt"/>
    </style:style>
    <style:style style:name="P18" style:family="paragraph" style:parent-style-name="Standard" style:list-style-name="">
      <style:paragraph-properties fo:margin-left="0in" fo:margin-right="0in" fo:margin-top="0in" fo:margin-bottom="0in" loext:contextual-spacing="false" fo:text-align="end" style:justify-single-word="false" fo:text-indent="0in" style:auto-text-indent="false"/>
      <style:text-properties style:font-name="Times New Roman" fo:font-size="14pt" fo:font-weight="bold" officeooo:paragraph-rsid="0002e93d" style:font-size-asian="14pt" style:font-weight-asian="bold" style:font-name-complex="Times New Roman" style:font-size-complex="14pt"/>
    </style:style>
    <style:style style:name="P19" style:family="paragraph" style:parent-style-name="Standard" style:list-style-name="">
      <style:paragraph-properties fo:margin-left="0in" fo:margin-right="0in" fo:margin-top="0in" fo:margin-bottom="0in" loext:contextual-spacing="false" fo:text-align="center" style:justify-single-word="false" fo:text-indent="0in" style:auto-text-indent="false"/>
      <style:text-properties style:font-name="Times New Roman" fo:font-size="14pt" fo:font-weight="bold" officeooo:paragraph-rsid="0002e93d" style:font-size-asian="14pt" style:font-weight-asian="bold" style:font-name-complex="Times New Roman" style:font-size-complex="14pt"/>
    </style:style>
    <style:style style:name="P20" style:family="paragraph" style:parent-style-name="Standard" style:list-style-name="">
      <style:paragraph-properties fo:margin-left="0in" fo:margin-right="0in" fo:margin-top="0in" fo:margin-bottom="0in" loext:contextual-spacing="false" fo:text-align="center" style:justify-single-word="false" fo:text-indent="0in" style:auto-text-indent="false"/>
      <style:text-properties officeooo:paragraph-rsid="0002e93d"/>
    </style:style>
    <style:style style:name="P21" style:family="paragraph" style:parent-style-name="Text_20_body">
      <style:paragraph-properties fo:margin-top="0in" fo:margin-bottom="0in" loext:contextual-spacing="false" fo:text-align="start" style:justify-single-word="false"/>
      <style:text-properties style:font-name="Times New Roman" fo:font-size="14pt" fo:font-weight="normal" officeooo:rsid="0003f904" officeooo:paragraph-rsid="0003f904" style:font-size-asian="12.25pt" style:font-weight-asian="normal" style:font-name-complex="Times New Roman" style:font-size-complex="14pt" style:font-weight-complex="normal"/>
    </style:style>
    <style:style style:name="P22" style:family="paragraph" style:parent-style-name="Text_20_body">
      <style:paragraph-properties fo:margin-top="0in" fo:margin-bottom="0in" loext:contextual-spacing="false" fo:text-align="start" style:justify-single-word="false"/>
      <style:text-properties style:font-name="Times New Roman" fo:font-size="14pt" fo:font-weight="bold" officeooo:paragraph-rsid="0003f904" style:font-size-asian="14pt" style:font-weight-asian="normal" style:font-name-complex="Times New Roman" style:font-size-complex="14pt" style:font-weight-complex="normal"/>
    </style:style>
    <style:style style:name="P23" style:family="paragraph" style:parent-style-name="Text_20_body">
      <style:paragraph-properties fo:margin-top="0in" fo:margin-bottom="0in" loext:contextual-spacing="false" fo:text-align="center" style:justify-single-word="false"/>
      <style:text-properties style:font-name="Times New Roman" fo:font-size="14pt" fo:font-weight="bold" officeooo:paragraph-rsid="0002e93d" style:font-size-asian="14pt" style:font-weight-asian="bold" style:font-name-complex="Times New Roman" style:font-size-complex="14pt"/>
    </style:style>
    <style:style style:name="P24" style:family="paragraph" style:parent-style-name="Text_20_body">
      <style:paragraph-properties fo:margin-top="0in" fo:margin-bottom="0in" loext:contextual-spacing="false" fo:text-align="center" style:justify-single-word="false"/>
      <style:text-properties style:font-name="Times New Roman" fo:font-size="14pt" fo:font-style="italic" fo:font-weight="bold" officeooo:paragraph-rsid="0002e93d" style:font-size-asian="14pt" style:font-weight-asian="bold" style:font-name-complex="Times New Roman" style:font-size-complex="14pt"/>
    </style:style>
    <style:style style:name="P25" style:family="paragraph" style:parent-style-name="Text_20_body" style:list-style-name="L1">
      <style:paragraph-properties fo:margin-top="0in" fo:margin-bottom="0in" loext:contextual-spacing="false"/>
    </style:style>
    <style:style style:name="P26" style:family="paragraph" style:parent-style-name="Text_20_body" style:list-style-name="L2">
      <style:paragraph-properties fo:margin-top="0in" fo:margin-bottom="0in" loext:contextual-spacing="false"/>
    </style:style>
    <style:style style:name="P27" style:family="paragraph" style:parent-style-name="Text_20_body">
      <style:paragraph-properties fo:margin-top="0in" fo:margin-bottom="0in" loext:contextual-spacing="false" fo:text-align="start" style:justify-single-word="false"/>
      <style:text-properties officeooo:paragraph-rsid="0003f904"/>
    </style:style>
    <style:style style:name="P28" style:family="paragraph" style:parent-style-name="Text_20_body" style:list-style-name="L3">
      <style:paragraph-properties fo:margin-top="0in" fo:margin-bottom="0in" loext:contextual-spacing="false"/>
    </style:style>
    <style:style style:name="P29" style:family="paragraph" style:parent-style-name="Text_20_body" style:list-style-name="L4">
      <style:paragraph-properties fo:margin-top="0in" fo:margin-bottom="0in" loext:contextual-spacing="false"/>
    </style:style>
    <style:style style:name="P30" style:family="paragraph" style:parent-style-name="Text_20_body">
      <style:text-properties fo:font-weight="bold"/>
    </style:style>
    <style:style style:name="P31" style:family="paragraph" style:parent-style-name="Text_20_body" style:list-style-name="L1"/>
    <style:style style:name="P32" style:family="paragraph" style:parent-style-name="Text_20_body" style:list-style-name="L2"/>
    <style:style style:name="P33" style:family="paragraph" style:parent-style-name="Text_20_body">
      <style:text-properties fo:font-style="italic"/>
    </style:style>
    <style:style style:name="P34" style:family="paragraph" style:parent-style-name="Text_20_body">
      <style:text-properties fo:font-style="italic" fo:font-weight="bold"/>
    </style:style>
    <style:style style:name="P35" style:family="paragraph" style:parent-style-name="Text_20_body" style:list-style-name="L5">
      <style:text-properties fo:font-style="italic"/>
    </style:style>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L5"/>
    <style:style style:name="T1" style:family="text">
      <style:text-properties style:font-name="Times New Roman" fo:font-size="14pt" fo:font-weight="bold" style:font-size-asian="14pt" style:font-weight-asian="bold" style:font-name-complex="Times New Roman" style:font-size-complex="14pt"/>
    </style:style>
    <style:style style:name="T2" style:family="text">
      <style:text-properties style:font-name="Times New Roman" fo:font-size="14pt" fo:font-weight="bold" officeooo:rsid="0002e93d" style:font-size-asian="14pt" style:font-weight-asian="bold" style:font-name-complex="Times New Roman" style:font-size-complex="14pt"/>
    </style:style>
    <style:style style:name="T3" style:family="text">
      <style:text-properties style:font-name="Times New Roman" fo:font-size="14pt" fo:font-style="italic" fo:font-weight="bold" officeooo:rsid="0002e93d" style:font-size-asian="14pt" style:font-style-asian="italic" style:font-weight-asian="bold" style:font-name-complex="Times New Roman" style:font-size-complex="14pt"/>
    </style:style>
    <style:style style:name="T4" style:family="text">
      <style:text-properties style:font-name="Times New Roman" fo:font-size="14pt" fo:font-weight="normal" style:font-size-asian="14pt" style:font-weight-asian="normal" style:font-name-complex="Times New Roman" style:font-size-complex="14pt" style:font-weight-complex="normal"/>
    </style:style>
    <style:style style:name="T5" style:family="text">
      <style:text-properties fo:font-weight="bold"/>
    </style:style>
    <style:style style:name="T6" style:family="text">
      <style:text-properties fo:font-weight="bold" officeooo:rsid="0002e93d" style:font-weight-asian="bold" style:font-name-complex="Times New Roman"/>
    </style:style>
    <style:style style:name="T7" style:family="text">
      <style:text-properties fo:font-style="itali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5"><text:span text:style-name="T1"><text:s text:c="20"/>САНКТ-ПЕТЕРБУРГСКИЙ ГОСУДАРСТВЕННЫЙ </text:span></text:p>
      <text:p text:style-name="P16">УНИВЕРСИТЕТ ТЕЛЕКОММУНИКАЦИЙ им. проф. М.А. Бонч-Бруевича</text:p>
      <text:p text:style-name="P2"/>
      <text:p text:style-name="P2"/>
      <text:p text:style-name="P17">ФАКУЛЬТЕТ ВЕЧЕРНЕГО И ЗАОЧНОГО ОБУЧЕНИЯ</text:p>
      <text:p text:style-name="P2"/>
      <text:p text:style-name="P2"/>
      <text:p text:style-name="P2"/>
      <text:p text:style-name="P2"/>
      <text:p text:style-name="P2"/>
      <text:p text:style-name="P20"><text:span text:style-name="T1">Контрольная работа за </text:span><text:span text:style-name="T3">4</text:span><text:span text:style-name="T1"> семестр</text:span></text:p>
      <text:p text:style-name="P20"><text:span text:style-name="T1">По дисциплине </text:span><text:span text:style-name="T2">Экология</text:span></text:p>
      <text:p text:style-name="P13"><text:span text:style-name="T6"/></text:p>
      <text:p text:style-name="P13"><text:span text:style-name="T6"><text:s/>Влияние увеличения потребления биологические </text:span></text:p>
      <text:p text:style-name="P13"><text:span text:style-name="T6">ресурсов на изменение биологического разнообразия.</text:span></text:p>
      <text:p text:style-name="P1"/>
      <text:p text:style-name="Standard"/>
      <text:p text:style-name="P2"/>
      <text:p text:style-name="P2"/>
      <text:p text:style-name="P2"/>
      <text:p text:style-name="P2"/>
      <text:p text:style-name="P2"/>
      <text:p text:style-name="P2"/>
      <text:p text:style-name="P18">Фамилия:_Плеханов_____</text:p>
      <text:p text:style-name="P18">Имя:_Вячеслав_____</text:p>
      <text:p text:style-name="P18">Отчество:_Сергеевич____</text:p>
      <text:p text:style-name="P18">Курс:_2____________</text:p>
      <text:p text:style-name="P18">Студ. билет № :_1610271______</text:p>
      <text:p text:style-name="P18">Группа №:_ОБ-61з_______</text:p>
      <text:p text:style-name="P3">Дата сдачи работы:______________</text:p>
      <text:p text:style-name="P3"/>
      <text:p text:style-name="P3"/>
      <text:p text:style-name="P3"/>
      <text:p text:style-name="P3"/>
      <text:p text:style-name="P3"/>
      <text:p text:style-name="P3"/>
      <text:p text:style-name="P3"/>
      <text:p text:style-name="P3"/>
      <text:p text:style-name="P3"/>
      <text:p text:style-name="P3"/>
      <text:p text:style-name="P4"/>
      <text:p text:style-name="P4"/>
      <text:p text:style-name="P19">Санкт-Петербург</text:p>
      <text:p text:style-name="P2">2018</text:p>
      <text:p text:style-name="P5"><text:soft-page-break/></text:p>
      <text:p text:style-name="P10">Значение биоразнообразия</text:p>
      <text:p text:style-name="P10"/>
      <text:p text:style-name="P8">Биологическое разнообразие — изменчивость живых организмов из всех источников, включая, среди прочего, наземные, морские и иные водные экосистемы и экологические комплексы, частью которых они являются; это понятие включает в себя разнообразие в рамках вида, между видами и разнообразие экосистем.</text:p>
      <text:p text:style-name="P8"/>
      <text:p text:style-name="P22">Типы биоразнообразия </text:p>
      <text:p text:style-name="Text_20_body">Биоразнообразие – это общий термин, охватывающий виды всевозможных местообитаний, например, лесных, пресноводных, морских, почвенных, культурные растения, домашних и диких животных, микроорганизмов.</text:p>
      <text:p text:style-name="Text_20_body">В качестве основы можно выделить три типа разнообразия:</text:p>
      <text:list xml:id="list7354994669360535691" text:style-name="L1">
        <text:list-item>
          <text:p text:style-name="P25">экосистемы и ландшафты (<text:a xlink:type="simple" xlink:href="http://www.biodiversity.ru/coastlearn/bio-rus/boxes/landscapediv.html" text:style-name="Internet_20_link" text:visited-style-name="Visited_20_Internet_20_Link">разнообразие местообитаний</text:a>); </text:p>
        </text:list-item>
        <text:list-item>
          <text:p text:style-name="P25">виды животных, растений грибов, лишайников и бактерий (<text:a xlink:type="simple" xlink:href="http://www.biodiversity.ru/coastlearn/bio-rus/boxes/specdiv.html" text:style-name="Internet_20_link" text:visited-style-name="Visited_20_Internet_20_Link">разнообразие видов</text:a>); </text:p>
        </text:list-item>
        <text:list-item>
          <text:p text:style-name="P31">генофонд (<text:a xlink:type="simple" xlink:href="http://www.biodiversity.ru/coastlearn/bio-rus/boxes/geneticdiv.html" text:style-name="Internet_20_link" text:visited-style-name="Visited_20_Internet_20_Link">генетическое разнообразие</text:a>). </text:p>
        </text:list-item>
      </text:list>
      <text:p text:style-name="Text_20_body">Особый интерес представляют таксономически изолированные виды, не похожие на другие и потому уникальные по своей генетической конституции. Эти виды часто эндемичные, то есть ограниченные в распространении одним районом. Их вымирание будет означать еще большую потерю глобального биоразнообразия. </text:p>
      <text:p text:style-name="P30">Распределение биоразнообразия в Европе</text:p>
      <text:p text:style-name="Text_20_body">В Европе биоразнообразие распределено очень неравномерно: наименьшее разнообразие экосистем приходится на Северную Европу. Центры высокого биоразнообразия сосредоточены в Средиземноморье (Италия, Испания, Греция, Франция) и на европейских окраинах (Болгария, Украина, Грузия, Армения, Турция), где можно встретить более 5000 эндемичных видов растений. Средиземное море – самое богатое в Европе по биоразнообразию среди других морей Европы.</text:p>
      <text:p text:style-name="P30">Значение биоразнообразия </text:p>
      <text:p text:style-name="Text_20_body">Часто проблема уменьшения биоразнообразия используется для привлечения внимания к проблемам окружающей среды. Оно может быть тесно связано со: </text:p>
      <text:list xml:id="list4612493013555835859" text:style-name="L2">
        <text:list-item>
          <text:p text:style-name="P26"><text:span text:style-name="T7">здоровьем экосистем</text:span>. Например, выпадение лишь одного вида может проявиться очень по-разному – от исчезновения вида до полного коллапса самой экосистемы. Это зависит от роли каждого вида в экосистеме и от того, насколько он связан с другими видами; </text:p>
        </text:list-item>
        <text:list-item>
          <text:p text:style-name="P32"><text:span text:style-name="T7">здоровьем человечества</text:span>. Познание природы имеет очень большое значение для человека. Оно учит нас разным ценностям. Хорошо погулять по лесу, ощутить запах цветов и вдохнуть свежего воздуха. Более специфичные ценности, связанные с <text:soft-page-break/>биоразнообразием– продукты питания, полученные из природных продуктов, и сырье для приготовления лекарственных препаратов. </text:p>
        </text:list-item>
      </text:list>
      <text:p text:style-name="P8"/>
      <text:p text:style-name="P22">Пример: <text:line-break/>важность биоразнообразия в Черном море</text:p>
      <text:p text:style-name="Text_20_body">Черноморский регион – важный район рыболовства, которое обеспечивает местное население продуктами питания и является важной доходной статьей экономики. Ранее здесь активно ловили осетровых (<text:span text:style-name="T7">Acipenser sp.</text:span>), кефалей (<text:span text:style-name="T7">Mugil sp.</text:span>), скумбрию (<text:span text:style-name="T7">Scomber sp.</text:span>), а также ряд других видов. Однако ныне хозяйственная деятельность в виде земледелия, мореплавания и туризма оказывает сильное влияние на окружающую среду, особенно в северной части акватории, снижая здесь биоразнообразие и уменьшая рыбные запасы.</text:p>
      <text:p text:style-name="Text_20_body"><text:span text:style-name="T5">Угрозы биоразнообразию</text:span><text:line-break/>С сельскохозяйственных угодий, расположенных в бассейнах Дона, Днепра, Днестра и Дуная в Черное и Азовское моря сносится большое количество удобрений. Нефть попадает в море в нефтеналивных портах, расположенных на берегу, а также при перевозке танкерами. Сточные воды из приморских городов и курортных зон нередко сбрасываются в море практически без очистки.</text:p>
      <text:p text:style-name="Text_20_body"><text:span text:style-name="T5">Последствия для экосистемы</text:span><text:line-break/>Все это ведет к загрязнению вод и их эвтрофикации, что означает усиленное развитие планктонных водорослей из– за повышенного поступления питательных веществ. Цветение планктонных водорослей уменьшает прозрачность воды, и в придонные слои, где произрастают многоклеточные водоросли, проникает слишком мало света. По этой причине в Черном море пояс донной растительности практически деградировал. Если раньше бурые водоросли Cystoseira spp. встречались до глубины 10 м, то теперь они не проникают глубже 2,5 м. В тоже время именно заросли этих водорослей являются местами нерестилища и местами обитания молоди многих морских рыб. Это в свою очередь, ведет к падению воспроизводства рыбного стада и уменьшению рыбных запасов.</text:p>
      <text:p text:style-name="Text_20_body"><text:span text:style-name="T5">Популяции осетровых</text:span><text:line-break/>Некоторые виды хозйственной деятельности крайне негативно сказались на воспроизводстве экономически ценных осетровых рыб. Все крупные реки сегодня перегорожены плотинами гидроэнергостанций, что не позволяет осетровым достигать нерестилищ, обычно расположенных в среднем и верхнем течении рек и их притоков.</text:p>
      <text:p text:style-name="Text_20_body">Хищный гребневик <text:span text:style-name="T7">Mnemiopsis</text:span> был случайно занесен в Черное море в начале 1980-х гг. с балластными водами танкеров. Этот иноземный вид, не имея в Черном море естественных врагов, быстро размножился, достигнув очень высокой численности. Подобно многим рыбам, гребневик питается планктонными икринками и личинками. Конкуренция за пищу усилилась, и в конце концов гребневик вышел из нее победителем, вызвав дальнейшее понижение численности планктонноядных рыб. Перевылов промысловых пород и инвазия гребневика <text:span text:style-name="T7">Mnemiopsis leydyi</text:span> вызвали крах пелагического рыболовства в этом районе. Помимо огромных экономических потерь рыбаков, резкое снижение чилсенности пелагических рыб создало оптимальные условия для <text:span text:style-name="T7">M. leydyi</text:span>, ныне процветающего в <text:soft-page-break/>Чёрном море.Таким образом, уменьшение численности планктоядных рыб вызвало увеличение численности <text:span text:style-name="T7">M. leydyi</text:span> и понижение видового разнообразия мезозоопланктона и ихтиопланктона (<text:a xlink:type="simple" xlink:href="http://www.biodiversity.ru/coastlearn/bio-rus/references.html#shi" office:target-frame-name="_blank" xlink:show="new" text:style-name="Internet_20_link" text:visited-style-name="Visited_20_Internet_20_Link">см. Shiganova, 1988</text:a>). </text:p>
      <text:p text:style-name="Text_20_body"><text:span text:style-name="T5">Результаты</text:span><text:line-break/>Снижение рыбного стада затронуло и промысловые виды. Их число уменьшилось с 48 до 6, а суммарный годовой улов снизился с 400 тыс. т. до 50 тыс. т., то есть в восемь раз. Вместе с падением уловов резко возрасла безработица. Потери рыболовства в Черном море после вселения <text:span text:style-name="T7">Mnemiopsis</text:span> leydyi оцениваются в миллионы долларов ежегодно.</text:p>
      <text:p text:style-name="Text_20_body"><text:span text:style-name="T5">Роль КУПЗ</text:span><text:line-break/>Продолжающееся нерациональное использование природных ресурсов и безграмотное вмешательство в ход экологических процессов выливается в движение по губительному пути развития, которое вряд ли можно повернуть вспять. Для восстановления некоторых из функций прежних экосистем нужно применить новые подходы, которые будут ориентироваться не только на сиюминутную экономическую выгоду, но и учитывать последствия тех или иных мероприятий для экосистемы моря в целом и его отдельных участков. </text:p>
      <text:p text:style-name="P8"/>
      <text:p text:style-name="P8"/>
      <text:p text:style-name="P8"><text:s/>Величина биоразнообразия как внутри вида, так и в рамках всей биосферы признана в биологии одним из главных показателей жизнеспособности (живучести) вида и экосистемы в целом и получила название «Принцип биологического разнообразия». Действительно, при большом однообразии характеристик особей внутри одного вида (это относится и к человеку, и к растениям, и к микроорганизмам) любое существенное изменение внешних условий (погода, эпидемия, изменение кормов и пр.) более критично скажется на выживаемости вида, чем в случае, когда последний имеет большую степень биологического разнообразия. То же (на другом уровне) относится и к богатству (биоразнообразию) видов в биосфере в целом.</text:p>
      <text:p text:style-name="P8"/>
      <text:p text:style-name="P8"><text:s/>История человечества накопила уже целый ряд примеров отрицательных последствий попыток слишком грубого и упрощённого «назначения» каких-то биологических видов, семейств и даже экосистем однозначно полезными, или однозначно вредными. Осушение болот приводило не только к уменьшению малярийных комаров, но и к более бурным весенним паводкам при иссушении близлежащих полей летом, отстрел волков («обидчиков» оленей) на замкнутом плато — к неумеренному росту численности этих оленей, почти полному истреблению ими кормов и последующему повальному падежу. </text:p>
      <text:p text:style-name="P8"/>
      <text:p text:style-name="P8">Биоразнообразие — ключевое понятие в природоохранном дискурсе. Это определение стало официальным определением с точки зрения буквы закона, поскольку вошло в конвенцию ООН по вопросам биоразнообразия, которая принята всеми странами Земли, за исключением Андорры, Брунея, Ватикана, <text:soft-page-break/>Ирака, Сомали и США. ООН установила Международный день биологического разнообразия.</text:p>
      <text:p text:style-name="P8"/>
      <text:p text:style-name="P12"><text:span text:style-name="T4"><text:s/></text:span></text:p>
      <text:p text:style-name="P8"/>
      <text:p text:style-name="P7"/>
      <text:p text:style-name="P7"/>
      <text:p text:style-name="Text_20_body"/>
      <text:p text:style-name="Text_20_body"/>
      <text:p text:style-name="Text_20_body"/>
      <text:p text:style-name="P11">Изменение биоразнообразия</text:p>
      <text:p text:style-name="P11"/>
      <text:p text:style-name="P11"/>
      <text:p text:style-name="P8"><text:s/>Исчезновение биологических видов является нормальным процессом развития жизни на Земле. В процессе эволюции неоднократно происходило массовое вымирание видов. Примером может служить пермское вымирание, приведшее к исчезновению всех трилобитов.</text:p>
      <text:p text:style-name="P8"/>
      <text:p text:style-name="P8"><text:s/>Начиная с XVII века основным фактором ускорения вымирания стала хозяйственная деятельность человека, за этот период исчезло 120 видов амфибий, 94 вида птиц, 63 вида млекопитающих. В общем плане причинами снижения разнообразия служат: растущее потребление ресурсов, пренебрежительное отношение к видам и экосистемам, недостаточно продуманная государственная политика в области эксплуатации природных ресурсов, непонимание значимости биологического разнообразия и рост численности населения Земли.</text:p>
      <text:p text:style-name="P8"/>
      <text:p text:style-name="P12"><text:span text:style-name="T4"><text:s/>Причинами исчезновения отдельных видов обычно являются нарушение местообитания и чрезмерная добыча. В связи с разрушением экосистем уже погибли многие сотни видов растений и животных. По данным Всемирного союза охраны природы, с 1600 года исчезло 844 вида растений и животных. От чрезмерной добычи страдают промысловые животные, особенно те, которые высоко ценятся на международном рынке. Под угрозой находятся редкие виды, обладающие коллекционной ценностью, а также нелегально используемые в «традиционной китайской медицине». Большинство видов крупных наземных животных (крупные копытные, кошачьи, слоны, носороги и другие животные, чей вес превышает 20 кг) сохранились только на охраняемых территориях (в заповедниках, национальных парках).</text:span></text:p>
      <text:p text:style-name="P12"><text:span text:style-name="T4"/></text:p>
      <text:p text:style-name="P12"><text:span text:style-name="T4"><text:s/>К числу других причин относятся: влияние со стороны интродуцированных видов, ухудшение кормовой базы, целенаправленное уничтожение с целью защиты сельского хозяйства и промысловых объектов. </text:span></text:p>
      <text:p text:style-name="P12"><text:span text:style-name="T4"/></text:p>
      <text:p text:style-name="P12"><text:soft-page-break/><text:span text:style-name="T4">По оценкам западных ученых, в последние годы под угрозой исчезновения находится 33,5 тыс. видов растений (14 % известных видов). 2/3 видов птиц из 9,6 тысяч, обитающих на Земле, переживают снижение численности. 11 % всех видов птиц и млекопитающих находятся под угрозой исчезновения и ещё 14 % находятся на пути к вымиранию, если существующие тенденции будут продолжаться. 30 % из 24 тыс. видов рыб также находятся под угрозой вымирания. Ученые американского Университета Дьюка считают, что мир в XXI веке стоит на грани шестого вымирания видов растений и животных, а деятельность человека в 1000 раз ускоряет этот процесс. <text:s/></text:span></text:p>
      <text:p text:style-name="P12"><text:span text:style-name="T4"/></text:p>
      <text:p text:style-name="P27"><text:span text:style-name="T4">Переэксплуатация природных ресурсов </text:span></text:p>
      <text:p text:style-name="Text_20_body">Чрезмерное использование природных ресурсов в некоторых случаях ведет к их истощению, в особенности в сфере возобновимых ресурсов: леса, рыбы и охотничьих животных. Такое использование частично можно объяснить слишком высокой плотностью населения в некоторых районах Земли, а также все возрастающей потребностью человечества в биологических ресурсах и развитием международной торговли. </text:p>
      <text:p text:style-name="Text_20_body">Промышленные лесозаготовки для нужд деревообрабатывающей и целлюлозно-бумажной промышленности и для получения пиломатериалов ежегодно уничтожают миллионы гектаров лесов вместе с обитающими здесь уникальными видами. Чрезмерный вылов рыбы поставил некоторые промысловые виды на грань полного исчезновения и снизил общее разнообразие жизни в море. Незаконная охота и торговля исчезающими видами животных является прямой угрозой их существованию. Такое положение наблюдается даже в таких высокоразвитых странах, как США. Например, коробчатые черепахи в этой стране незаконно отлавливаются и продаются в качестве домашних животных. Ежегодно десятки тысяч этих животных изымаются из природы. Поскольку этот вид имеет низкий репродуктивный потенциал, такое истребление его особей ведет к тому, что прирост популяций в немногочисленных оставшихся ее очагах не в состоянии компенсировать убыль взрослых особей. </text:p>
      <text:p text:style-name="Text_20_body">К настоящему моменту десяток наиболее деликатесных видов рыб стали редкими или исчезающими. Во многих районах Северной Атлантики сельдь, дикий атлантический лосось и некоторые другие виды рыб почти утратили экономическое значение. Даже если некоторых из них продолжают ловить, объемы вылова ежегодно сокращаются. </text:p>
      <text:p text:style-name="Text_20_body">Не только рыбы, но беспозвоночные, и донные водоросли также испытывают антропогенную нагрузку. Во многих странах население собирает беспозвоночных после отлива. Вблизи городов и поселений такие организмы, живущие в приливно-отливной зоне, могут быть «выедены» населением практически полностью.</text:p>
      <text:p text:style-name="P27"><text:span text:style-name="T4">Уничтожение природных местообитаний </text:span></text:p>
      <text:p text:style-name="Text_20_body">Одну из самых больших угроз для биологического разнообразия представляет физическое исчезновение (уничтожение) природных сообществ в результате строительства и сельскохозяйственной деятельности. Сегодня большие площади, занятые лесопосадками, лугами и полями представляют собой сильно трансформированные в результате активной хозяйственной деятельности экосистемы. Площадь, занятая природными сообществами <text:soft-page-break/>разных типов, от года к году уменьшается, некоторые из них просто исчезают. Разрушение природных ведет к утрате местообитаний для многих видов и потере способности этой экосистемы нормально функционировать.</text:p>
      <text:p text:style-name="Text_20_body">Даже нахождение человека в природных экосистемах может воздействовать на обитающие здесь организмы. </text:p>
      <text:p text:style-name="Text_20_body">Во время пеших прогулок по дюнам, покрытым растительностью, могут быть затоптаны проростки редких растений, повреждены гнезда птиц, раздавлены яйца. Постоянное присутствие людей, которые часто ведут себя очень шумно, не обращая внимания, что это сильно беспокоит диких животных, ведет к тому, что птицы боятся подлетать к своим гнездам, чтобы не демаскировать птенцов, а из-за этого птенцы гибнут от голода или переохлаждения. </text:p>
      <text:p text:style-name="Text_20_body">На водоплавающих и околоводных птиц так же влияют интенсивный байдарочный туризм и массовое посещение речных и озерных пляжей в начале лета. </text:p>
      <text:p text:style-name="Text_20_body">На больших глубинах ныряльщики и водолазы могут нарушать жизнь донных сообществ, таких, например как заросли зостеры, которые являются нерестилищами многих рыб, в том числе промысловых. Например, один неловкий удар ластами может привести к тому, что тысячи икринок сельди будут смыты с листьев зостеры, не смогут развиваться нормально и погибнут. </text:p>
      <text:p text:style-name="P33">Все эти формы поведения и деятельность людей в природе приводят к тому, что требуются гораздо большие усилия для восстановления популяций диких растений и животных, а вероятность потери биоразнообрзия увеличивается. </text:p>
      <text:p text:style-name="P12"><text:span text:style-name="T4"/></text:p>
      <text:p text:style-name="P12"><text:span text:style-name="T4"><text:s/>Трансформация и разрушение местообитаний </text:span></text:p>
      <text:p text:style-name="Text_20_body"><text:a xlink:type="simple" xlink:href="http://www.biodiversity.ru/coastlearn/bio-rus/urgencies.html" office:target-frame-name="_blank" xlink:show="new" text:style-name="Internet_20_link" text:visited-style-name="Visited_20_Internet_20_Link">На пляже СИРАЛИ в Турции</text:a> число откладывающих яйца черепах сильно уменьшилось из-за застройки побережья, уничтожения леса близ пляжа, незаконной добычи песка и т. д.</text:p>
      <text:p text:style-name="Text_20_body">Все более практикующееся строительство в лесах и других биотопах ведет к уменьшению разнообразия местообитаний и потерям в видовом и генетическом биоразнообразии. Урбанизация усиливает загрязнённость воздуха и воды, а уничтожение растительности на стройплощадках – эрозию почвы. Смыв грунта в свою очередь увеличивает заиление рек, озер и других водных объектов. По мере сокращения площади земель с природными экосистемами уменьшается их естественная способность задерживать загрязнители, очищать от них воду, поддерживать биологический круговорот вещества и энергии. Таким образом, по мере урбанизации разнообразие видов и экосистем уменьшается. </text:p>
      <text:p text:style-name="P12"><text:span text:style-name="T4"/></text:p>
      <text:p text:style-name="P8"><text:s text:c="2"/></text:p>
      <text:p text:style-name="P12"><text:span text:style-name="T4"><text:s text:c="2"/></text:span>Загрязнение </text:p>
      <text:p text:style-name="Text_20_body">Загрязнение, или отравление почвы, воды и воздуха в результате избыточного применения минеральных удобрений и пестицидов в сельском хозяйстве, а также деятельности энергетических и промышленных предприятий, транспортных средств и т. п. объектов и процессов, является одной из наиболее серьезных проблем, стоящих сегодня перед <text:soft-page-break/>человечеством. Ниже приведены некоторые примеры влияния загрязнения на биоразнообразие (<text:a xlink:type="simple" xlink:href="http://www.biodiversity.ru/coastlearn/bio-rus/references.html#nat" office:target-frame-name="_blank" xlink:show="new" text:style-name="Internet_20_link" text:visited-style-name="Visited_20_Internet_20_Link">согласно Naturopa, 1996</text:a>): </text:p>
      <text:list xml:id="list7784365845176691995" text:style-name="L3">
        <text:list-item>
          <text:p text:style-name="P28">Кислотные дожди практически полностью уничтожили жизнь во многих скандинавских озерах, нанесли огромный ущерб европейским лесам. </text:p>
        </text:list-item>
        <text:list-item>
          <text:p text:style-name="P28">Эти дожди оказали неблагоприятное влияние на птиц, которые стали откладывать яйца с более хрупкой и пористой скорлупой. </text:p>
        </text:list-item>
        <text:list-item>
          <text:p text:style-name="P28">Загрязнением воздуха объясняется деградация растительности на ряде участков лугопастбищных угодий в Польше. </text:p>
        </text:list-item>
        <text:list-item>
          <text:p text:style-name="P36">Загрязнение моря наносит серьезный ущерб коралловым рифам и устьям рек, тем самым мешая нормальному воспроизводству многих морских видов.</text:p>
        </text:list-item>
      </text:list>
      <text:p text:style-name="P8"/>
      <text:p text:style-name="Text_20_body"/>
      <text:p text:style-name="P21">Внедрение чужеземных видов </text:p>
      <text:p text:style-name="Text_20_body">Пришлые для данной экосистемы растения и животные могут произвести опустошение среди местных видов. В какой-то степени заселение видами новых (для этого вида) районов, акваторий и экосистем – естественный природный процесс, Однако, человеческая деятельность делает его намного более интенсивным. Это и непреднамеренное переселение видов, например, с балластными водами танкеров животные способны перемещаться на многие тысячи миль, из одного океана в другой, и преднамеренное переселение видов, или акклиматизация, имеющее целью получения коммерческой выгоды и увеличения производства тех или иных продуктов. Часто в конкуренции за ресурсы чужеземные виды побеждают местные и занимают значительную часть местообитаний. Примерами могут служить нутрия, ондатра, канадский гусь, водоросль <text:span text:style-name="T7">Caulerpa taxifolia</text:span>, череда олиственная и амброзия. </text:p>
      <text:p text:style-name="Text_20_body">Другие экзоты начинают истреблять местные виды или разрушать среду их обитания. Например, коричневые змеи уничтожили природную орнитофауну Гуама, полосатая ракушка дрейссена (<text:span text:style-name="T7">Dreissena polymorpha</text:span>) вытесняет местные виды двустворчатых моллюсков в пресных водах (озерах, водохранилищах и реках) в бассейне Волги и США. Ежегодный экономический ущерб от чужеземных видов в растениеводстве, рыболовстве и других сферах оценивается в миллиарды долларов. Влияние этих видов на биоразнообразие в ряде случаев также крайне велико и практически не поддается оценке. </text:p>
      <text:p text:style-name="Text_20_body">Гребневик <text:span text:style-name="T7">Mnemiopsis leidyi</text:span>, хищное пелагическое животное, было перевезено в Черное море с восточного побережья Северной Америки в балластных водах танкеров. За несколько лет гребневик сильно размножился и истребил большую часть меропланктона (личинок и икринок беспозвоночных и рыб) в акватории всего Черного моря. По официальным статистическим данным рыболовство несет здесь значительные потери, поскольку популяции промысловых рыб, а также популяции донных беспозвоночных, служащих кормом для рыб, в должной мере не пополняются. </text:p>
      <text:p text:style-name="P9"/>
      <text:p text:style-name="P6"/>
      <text:p text:style-name="P2"/>
      <text:p text:style-name="P23"><text:soft-page-break/>Монокультуры в сельском хозяйстве </text:p>
      <text:p text:style-name="Text_20_body">Обширные площади природных экосистем разрушаются для того, чтобы освободить место для ведения интенсивного сельского хозяйства на индустриальной основе с выращиванием монокультур. Таким образом, местная флора и фауна изгоняются из своих исконных мест обитания. Интенсивное сельское хозяйство предусматривает выращивание специальных сортов, имеющих такие свойства, которые максимально повышали бы прибыль производителя, например, быстрый рост, более крупные плоды и т. п. В сравнении с природными аналогами эти сорты характеризуются низким генетическим разнообразием. Вместе с тем, чем однороднее генетический состав отдельных растений конкретного вида, тем более уязвима его популяция к воздействию вирусов, насекомых и грибов. Такая низкая стойкость к вредителям и болезням в свою очередь требует применения повышенных доз пестицидов. Многие пестициды в природной среде разлагаются крайне медленно, они могут накапливаться в почве, растениях и иных звеньях пищевых цепей.</text:p>
      <text:p text:style-name="Text_20_body">Традиционные методы ведения сельского хозяйства обычно предусматривали совместную высадку генетически различных сортов растений и устройство живых изгородей с целью снижения возможных потерь урожая. В долгосрочном плане такой подход значительно более благоприятен для природной среды и имеет некоторые экономические достоинства. </text:p>
      <text:p text:style-name="P2"/>
      <text:p text:style-name="P23">Туризм </text:p>
      <text:p text:style-name="Text_20_body">Во всем мире прибрежные районы являются основными курортными зонами. Развитие туристской деятельности часто ориентируется на максимальное увеличение числа туристов, посещающих данный район в течение одного сезона. С этой целью строятся крупные гостиничные комплексы, уничтожая при этом природные участки и создавая источники бытового мусора и сточных вод. Более того, туристы любят гулять в сохранившихся поблизости участках живой природы. Произрастающие здесь растения или обитающие животные непосредственно гибнут на тропах и близ них, при разбивке палаточных городков, плавании на байдарках, от пикников и т. п. </text:p>
      <text:p text:style-name="Text_20_body">Парадоксальность ситуации состоит в том, что именно эти, ниболее привлекательные для туристов ресурсы, испытывают максимальную угрозу деградации и разрушения от воздействия туризма. Однако сегодня некоторые стратегии развития туризма уже признают негативное воздействие неконтролируемого массового туризма в долгосрочной перспективе. В Белеке, в Турции, туризм уже неблагоприятно сказался на биоразнообразии, что привело к разработке комплексных подходов к сохранению биоразнообразия и организации туристической деятельности. </text:p>
      <text:p text:style-name="P23">Pост населения и потребление ресурсов </text:p>
      <text:p text:style-name="Text_20_body">Население Земли сегодня насчитывает более 6 миллиардов человек и продолжает увеличиваться. Удовлетворение основных человеческих потребностей в пресной воде, пище и топливе несет беспрецедентную нагрузку на глобальную и местные экосистемы. По мере стремления населения планеты повысить свое материальное богатство, степень комфорта и качество услуг, будут постоянно расти нагрузка на природные ресурсы и биоразнообразие.</text:p>
      <text:p text:style-name="P23"/>
      <text:p text:style-name="P23"><text:soft-page-break/>Глобальное потепление </text:p>
      <text:p text:style-name="Text_20_body">Глобальное потепление представляет серьезную угрозу для биоразнообразия во всем мире. По мере роста температуры многие местообитания растений и животных будут изменяться, лишая своих обитателей привычных мест обитания и экологических ниш, к которым эти виды приспособлены. Например, бабочка <text:span text:style-name="T7">монарх</text:span> может потерять свои зимние местообитания в горах Мексики, а на белого медведя может негативно подействовать уменьшение количества морских животных, служащих ему пищей. Многие виды не способны приспосабливаться к меняющимся условиям с той скоростью, которая для этого требуется. В результате такие виды могут исчезнуть, и экосистемы из-за этого станут менее устойчивыми. </text:p>
      <text:p text:style-name="Text_20_body">По оценке ученых до 60% высокоширотных местообитаний могут оказаться под влиянием глобального потепления. Согласно данным Совета по Защите Природных Ресурсов США: </text:p>
      <text:list xml:id="list2889842902103927797" text:style-name="L4">
        <text:list-item>
          <text:p text:style-name="P29">Субальпийские леса поднялись выше, захватывая зону альпийских лугов в Олимпийском национальном парке. </text:p>
        </text:list-item>
        <text:list-item>
          <text:p text:style-name="P29">В Карибском бассейне исчезают мангровые заросли. </text:p>
        </text:list-item>
        <text:list-item>
          <text:p text:style-name="P29">Границы распространения морских видов смещаются к северу вдоль тихоокеанского побережья страны. </text:p>
        </text:list-item>
        <text:list-item>
          <text:p text:style-name="P37">В некоторых районах Антарктики в течение последних 25 лет популяции пингвинов уменьшились на 33 %. </text:p>
        </text:list-item>
      </text:list>
      <text:p text:style-name="P24">Воздействия на биоразнообразие</text:p>
      <text:p text:style-name="Text_20_body">Вышеупомянутые воздействия нарушают или даже разрушают природные местообитания, вызывают уменьшение генетического разнообразия видов и их вымирание. Темпы экономического развития и связанные с ними воздействия на среду обитания живых организмов все более и более ускоряются. Для животных это означает, что время, имеющееся у них для приспособления к новым условиям перед очередным изменением среды, также все более и более сокращается. Даже если какие-то поведенческие реакции видов, например, смена дневной активности на ночную, и позволяет им как-то приспособиться к новым условиям, очередное изменение среды может оказаться уже гибельным. </text:p>
      <text:p text:style-name="P34">Решения</text:p>
      <text:p text:style-name="Text_20_body">Некомпетентное региональное и местное планирование ухудшило ситуацию во многих местах. В ослаблении давления, оказываемого человеческой деятельностью на биоразнообразие могут помочь планы управления, учитывающие особенности биологии видов, находящихся в угрожаемом состоянии. </text:p>
      <text:p text:style-name="P23">Эвтрофикация </text:p>
      <text:p text:style-name="Text_20_body">Эвтрофикацией называется процесс ухудшения качества воды из-за избыточного поступления в водоем так называемых «биогенных элементов», в первую очередь соединений азота и фосфора. Эвтрофикация — нормальный природный процесс, связанный с постоянным смывом в водоемы биогенных элементов с территории водосборного бассейна. Однако в последнее время на территориях с высокой плотностью населения или с интенсивно ведущимся сельским хозяйством интенсивность этого процесса увеличилась <text:soft-page-break/>многократно из-за сброса в водоемы коммунально-бытовых стоков, стоков с животноводческих ферм и предприятий пищевой промышленности, а также из-за смыва избыточно внесенных удобрений с полей.</text:p>
      <text:p text:style-name="Text_20_body">Механизм воздействия эвтрофикации на экосистемы водоемов следующий.</text:p>
      <text:p text:style-name="Text_20_body">1. Повышение содержания биогенных элементов в верхних горизонтах воды вызывает бурное развитие растений в этой зоне (в первую очередь фитопланктона, а также водорослей-обрастателей) и увеличение численности питающегося фитопланктоном зоопланктона. В результате прозрачность воды редко снижается, глубина проникновения солнечных лучей уменьшается, и это ведет к гибели донных растений от недостатка света. После отмирания донных водных растений наступает черед гибели прочих организмов, которым эти растения создают места обитания или для которых они являются вышерасположенным звеном пищевой цепи.</text:p>
      <text:p text:style-name="Text_20_body">2. Сильно размножившиеся в верхних горизонтах воды растения (особенно водоросли) имеют намного большую суммарную поверхность тела и биомассу. В ночные часы фотосинтез в этих растениях не идет, тогда как процесс дыхания продолжается. В результате в предутренние часы теплых дней кислород в верхних горизонтах воды оказывается практически исчерпанным, и наблюдается гибель обитающих в этих горизонтах и требовательных к содержанию кислорода организмов (происходит так называемый «летний замор»).</text:p>
      <text:p text:style-name="Text_20_body">3. Отмершие организмы рано или поздно опускаются на дно водоема, где происходит их разложение. Однако, как мы отметили в пункте 1, донная растительность из-за эвтрофикации погибает, и производство кислорода здесь практически отсутствует. Если же учесть, что общая продукция водоема при эвтрофикации увеличивается (см. пункт 2), между производством и потреблением кислорода в придонных горизонтах наблюдается дисбаланс, кислород здесь стремительно расходуется, и все это ведет к гибели требовательной к кислороду донной и придонной фауны. Аналогичное явление, наблюдающееся во второй половине зимы в замкнутых мелководных водоемах, называется «зимним замором».</text:p>
      <text:p text:style-name="Text_20_body">4. В донном грунте, лишенном кислорода, идет анаэробный распад отмерших организмов с образованием таких сильных ядов, как фенолы и сероводород, и столь мощного «парникового газа» (по своему эффекту в этом плане превосходящего углекислый газ в 120 раз), как метан. В результате процесс эвтрофикации уничтожает большую часть видов флоры и фауны водоема, практически полностью разрушая или очень сильно трансформируя его экосистемы, и сильно ухудшает санитарно-гигиенические качества его воды, вплоть до ее полной непригодности для купания и питьевого водоснабжения.</text:p>
      <text:p text:style-name="P23">Внедрение новых видов </text:p>
      <text:p text:style-name="Text_20_body">Список видов, внедрившихся, например в Балтийское море, весьма велик (около 70), и во многих случаях пришельцы вытесняют все другие виды донных организмов, как это сделал обитающий в Западной Атлантике вид полихет Marenzelleria viridis <text:a xlink:type="simple" xlink:href="http://www.ku.lt/nemo/mainnemo.htm" office:target-frame-name="_blank" xlink:show="new" text:style-name="Internet_20_link" text:visited-style-name="Visited_20_Internet_20_Link">www.ku.lt/nemo/mainnemo.htm</text:a> </text:p>
      <text:list xml:id="list6511699382279910327" text:style-name="L5">
        <text:list-item>
          <text:p text:style-name="P35">Преднамеренная интродукция и акклиматизация </text:p>
          <text:p text:style-name="P38"><text:soft-page-break/>Иногда люди специально выпускают или высаживают в природу иноземные виды, чтобы извлечь из этого коммерческую выгоду, или же делают это с местными видами в тех местах, где они ранее обитали, с целью восстановить ситуацию. </text:p>
          <text:p text:style-name="P38">В 1980–1985 гг. несколько тысяч камчатских крабов Paralithodes camtchatica, обитающих в северной части Тихого океана, были акклиматизированны в Баренцевом море. Прошло около 15 лет, и теперь этот краб повсеместно встречается вдоль норвежского и российского побережья этого водоема. В прошлом году камчатские крабы были обнаружены в Белом море. В 2002 г. Россия и Норвегия решили начать выдачу квот на вылов краба, однако до сих пор не очень ясно, как этот громадный краб влияет на донные сообщества Баренцева моря. Согласно последним данным, после нескольких лет очень успешной акклиматизационной кампании, численность Paralithodes у берегов Кольского полуострова настолько возрасла, что это стало серьезно сказываться на популяциях ряда других беспозвоночных, например морских звезд (Федоров, 2002 г.). </text:p>
        </text:list-item>
        <text:list-item>
          <text:p text:style-name="P35">Случайный занос </text:p>
          <text:p text:style-name="P38">Однако чаще занос чужеземных видов происходит неумышленно или случайно. Влияние же такого явления на местную экосистему также может быть весьма значительным. </text:p>
          <text:p text:style-name="P38">Корабли, следуя в "балласте", для повышения устойчивости берут на борт морскую воду. Это ведет к тому, что суда перевозят миллионы кубометров морской воды на многие тысячи миль. При планировании морских перевозок между Каспийским и Черным морями ученые предупреждали власти об опасности внедрения в экосистему Каспийского моря ктенофоры Mnemiopsis, однако никаких специальных мер по этому поводу так и не было принято<text:a xlink:type="simple" xlink:href="http://www.caspinfo.ru/library/bulletin/caspvk/1_33.html" office:target-frame-name="_blank" xlink:show="new" text:style-name="Internet_20_link" text:visited-style-name="Visited_20_Internet_20_Link">www.caspinfo.ru/library/bulletin/caspvk/1_33.html</text:a> </text:p>
          <text:p text:style-name="P38">Другим примером может служить водоросль Caulerpa, один экземпляр которой, обитавший в морском аквариуме в Монако, случайно был сброшен в Средиземное море. Сегодня этот вид захватил обширные акватории вдоль побережий Франции и Италии. <text:a xlink:type="simple" xlink:href="http://www.coastalguide.org/eco/index.html" office:target-frame-name="_blank" xlink:show="new" text:style-name="Internet_20_link" text:visited-style-name="Visited_20_Internet_20_Link">www.coastalguide.org/eco/index.html</text:a> </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9:22:44.328514419</meta:creation-date>
    <dc:date>2018-05-15T18:54:25.486885087</dc:date>
    <meta:editing-duration>PT22H57M43S</meta:editing-duration>
    <meta:editing-cycles>1</meta:editing-cycles>
    <meta:document-statistic meta:table-count="0" meta:image-count="0" meta:object-count="0" meta:page-count="12" meta:paragraph-count="110" meta:word-count="3654" meta:character-count="28491" meta:non-whitespace-character-count="24859"/>
    <meta:generator>LibreOffice/5.1.6.2$Linux_X86_64 LibreOffice_project/10m0$Build-2</meta:generator>
  </office:meta>
</office:document-meta>
</file>